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T1" style:family="text">
      <style:text-properties fo:text-transform="uppercase" fo:color="#8b1d59" style:font-name="Verdana" fo:font-size="9pt" fo:font-style="normal" fo:font-weight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4-07-09T22:02:54">09/07/14</text:date></text:p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1"/>
      <text:p text:style-name="P1"/>
      <text:p text:style-name="P1"/>
      <text:p text:style-name="P4"><text:text-input text:description="&lt;only_time()&gt;">&lt;only_time()&gt;</text:text-input>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7-09T22:02:54</dc:date>
    <meta:editing-duration>P1DT7H7M13S</meta:editing-duration>
    <meta:editing-cycles>182</meta:editing-cycles>
    <meta:document-statistic meta:table-count="0" meta:image-count="0" meta:object-count="0" meta:page-count="1" meta:paragraph-count="6" meta:word-count="24" meta:character-count="197" meta:non-whitespace-character-count="179"/>
  </office:meta>
</office:document-meta>
</file>